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6.034cm"/>
    </style:style>
    <style:style style:name="co7" style:family="table-column">
      <style:table-column-properties fo:break-before="auto" style:column-width="6.414cm"/>
    </style:style>
    <style:style style:name="co8" style:family="table-column">
      <style:table-column-properties fo:break-before="auto" style:column-width="3.344cm"/>
    </style:style>
    <style:style style:name="co9" style:family="table-column">
      <style:table-column-properties fo:break-before="auto" style:column-width="2.1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3300" style:font-name="Verdan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5" style:family="table-cell" style:parent-style-name="Default">
      <style:text-properties fo:color="#ff0000" style:font-name="Verdana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8" style:family="table-cell" style:parent-style-name="Default" style:data-style-name="N0">
      <style:text-properties style:font-name="Verdana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0" style:family="table-cell" style:parent-style-name="Default" style:data-style-name="N109">
      <style:text-properties style:font-name="Verdana"/>
    </style:style>
    <style:style style:name="ce11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4">
      <style:text-properties style:font-name="Verdana"/>
    </style:style>
    <style:style style:name="ce15" style:family="table-cell" style:parent-style-name="Default">
      <style:text-properties fo:color="#000000" style:font-name="Verdana" fo:font-size="13pt" fo:language="zxx" fo:country="none" fo:font-weight="bold" style:font-name-asian="Segoe UI" style:font-size-asian="13pt" style:language-asian="zxx" style:country-asian="none" style:font-weight-asian="bold" style:font-name-complex="Segoe UI" style:font-size-complex="13pt" style:language-complex="zxx" style:country-complex="none" style:font-weight-complex="bold"/>
    </style:style>
    <style:style style:name="T1" style:family="text">
      <style:text-properties fo:color="#ff0000"/>
    </style:style>
  </office:automatic-styles>
  <office:body>
    <office:spreadsheet>
      <table:table table:name="Лист1" table:style-name="ta1">
        <table:table-column table:style-name="co3" table:default-cell-style-name="ce3"/>
        <table:table-column table:style-name="co2" table:default-cell-style-name="ce3"/>
        <table:table-column table:style-name="co4" table:default-cell-style-name="ce10"/>
        <table:table-column table:style-name="co5" table:default-cell-style-name="ce1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row table:style-name="ro2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-ство, шт</text:p>
          </table:table-cell>
          <table:table-cell table:style-name="ce1" office:value-type="string">
            <text:p>Ссылка</text:p>
          </table:table-cell>
          <table:table-cell table:style-name="ce1" office:value-type="string">
            <text:p>Комментарии</text:p>
          </table:table-cell>
          <table:table-cell table:style-name="ce1" office:value-type="string">
            <text:p>Сумма</text:p>
          </table:table-cell>
          <table:table-cell table:style-name="ce1" office:value-type="string">
            <text:p>Реально нужно, шт</text:p>
          </table:table-cell>
          <table:table-cell/>
        </table:table-row>
        <table:table-row table:style-name="ro3">
          <table:table-cell table:style-name="ce2" office:value-type="string" table:number-columns-spanned="7" table:number-rows-spanned="1">
            <text:p>kosmodrom.com.ua</text:p>
          </table:table-cell>
          <table:covered-table-cell/>
          <table:covered-table-cell table:number-columns-repeated="2" table:style-name="ce3"/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STM32F100RBT6B</text:p>
          </table:table-cell>
          <table:table-cell office:value-type="string">
            <text:p>LQFP64</text:p>
          </table:table-cell>
          <table:table-cell office:value-type="currency" office:currency="UAH" office:value="23.5">
            <text:p>23,5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el.php?name=STM32F100RBT6B">http://www.kosmodrom.com.ua/el.php?name=STM32F100RBT6B</text:a></text:p>
          </table:table-cell>
          <table:table-cell office:value-type="string">
            <text:p>МС</text:p>
          </table:table-cell>
          <table:table-cell table:formula="of:=[.C3]*[.D3]" office:value-type="currency" office:currency="UAH" office:value="23.5">
            <text:p>23,50 грн.</text:p>
          </table:table-cell>
          <table:table-cell table:number-columns-repeated="2"/>
        </table:table-row>
        <table:table-row table:style-name="ro3">
          <table:table-cell office:value-type="string">
            <text:p>enc28j60</text:p>
          </table:table-cell>
          <table:table-cell office:value-type="string">
            <text:p>SSOP28 </text:p>
          </table:table-cell>
          <table:table-cell office:value-type="currency" office:currency="UAH" office:value="25">
            <text:p>25,0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office:value-type="string">
            <text:p>МС</text:p>
          </table:table-cell>
          <table:table-cell table:formula="of:=[.C4]*[.D4]" office:value-type="currency" office:currency="UAH" office:value="25">
            <text:p>25,00 грн.</text:p>
          </table:table-cell>
          <table:table-cell table:number-columns-repeated="2"/>
        </table:table-row>
        <table:table-row table:style-name="ro3">
          <table:table-cell office:value-type="string">
            <text:p>HR911105A</text:p>
          </table:table-cell>
          <table:table-cell table:style-name="ce7" office:value-type="string">
            <text:p>-</text:p>
          </table:table-cell>
          <table:table-cell office:value-type="currency" office:currency="UAH" office:value="16.5">
            <text:p>16,50 грн.</text:p>
          </table:table-cell>
          <table:table-cell table:style-name="ce8" office:value-type="float" office:value="1">
            <text:p>1</text:p>
          </table:table-cell>
          <table:table-cell office:value-type="string">
            <text:p><text:a xlink:href="http://www.kosmodrom.com.ua/el.php?name=HR911105A">http://www.kosmodrom.com.ua/el.php?name=HR911105A</text:a></text:p>
          </table:table-cell>
          <table:table-cell office:value-type="string">
            <text:p>Разъем</text:p>
          </table:table-cell>
          <table:table-cell table:formula="of:=[.C5]*[.D5]" office:value-type="currency" office:currency="UAH" office:value="16.5">
            <text:p>16,50 грн.</text:p>
          </table:table-cell>
          <table:table-cell table:number-columns-repeated="2"/>
        </table:table-row>
        <table:table-row table:style-name="ro3">
          <table:table-cell office:value-type="string">
            <text:p>CD54NP-101KC</text:p>
          </table:table-cell>
          <table:table-cell office:value-type="string">
            <text:p>SMD -</text:p>
          </table:table-cell>
          <table:table-cell table:style-name="ce11" office:value-type="currency" office:currency="UAH" office:value="2.5">
            <text:p>2,50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el.php?name=CD54NP-101KC">http://www.kosmodrom.com.ua/el.php?name=CD54NP-101KC</text:a> </text:p>
          </table:table-cell>
          <table:table-cell office:value-type="string">
            <text:p>Дроссель, 100 мкГн</text:p>
          </table:table-cell>
          <table:table-cell table:formula="of:=[.C6]*[.D6]" office:value-type="currency" office:currency="UAH" office:value="2.5">
            <text:p>2,50 грн.</text:p>
          </table:table-cell>
          <table:table-cell table:number-columns-repeated="2"/>
        </table:table-row>
        <table:table-row table:style-name="ro3">
          <table:table-cell office:value-type="string">
            <text:p>KX-3HT 25.0 MHz</text:p>
          </table:table-cell>
          <table:table-cell office:value-type="string">
            <text:p>HC49/U3H</text:p>
          </table:table-cell>
          <table:table-cell table:style-name="ce11" office:value-type="currency" office:currency="UAH" office:value="3.25">
            <text:p>3,25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office:value-type="string">
            <text:p>Резонатор</text:p>
          </table:table-cell>
          <table:table-cell table:formula="of:=[.C7]*[.D7]" office:value-type="currency" office:currency="UAH" office:value="3.25">
            <text:p>3,25 грн.</text:p>
          </table:table-cell>
          <table:table-cell table:number-columns-repeated="2"/>
        </table:table-row>
        <table:table-row table:style-name="ro3">
          <table:table-cell office:value-type="string">
            <text:p>SN2032</text:p>
          </table:table-cell>
          <table:table-cell office:value-type="string">
            <text:p>CR2032P</text:p>
          </table:table-cell>
          <table:table-cell office:value-type="currency" office:currency="UAH" office:value="1">
            <text:p>1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SN2032">http://www.kosmodrom.com.ua/prodlist.php?page=0&amp;name=SN2032</text:a></text:p>
          </table:table-cell>
          <table:table-cell office:value-type="string">
            <text:p>Батарейный отсек для CR2025</text:p>
          </table:table-cell>
          <table:table-cell table:formula="of:=[.C8]*[.D8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HL-PCS-2012U4FC</text:p>
          </table:table-cell>
          <table:table-cell office:value-type="string">
            <text:p>SMD 0805</text:p>
          </table:table-cell>
          <table:table-cell table:formula="of:=0.075*[.B27]" office:value-type="currency" office:currency="UAH" office:value="0.6077325">
            <text:p>0,61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data/light/leds.php?name=SMD%200805">http://www.kosmodrom.com.ua/data/light/leds.php?name=SMD%200805</text:a> </text:p>
          </table:table-cell>
          <table:table-cell office:value-type="string">
            <text:p>Светодиод Красный</text:p>
          </table:table-cell>
          <table:table-cell table:formula="of:=[.C9]*[.D9]" office:value-type="currency" office:currency="UAH" office:value="0.6077325">
            <text:p>0,61 грн.</text:p>
          </table:table-cell>
          <table:table-cell table:number-columns-repeated="2"/>
        </table:table-row>
        <table:table-row table:style-name="ro3">
          <table:table-cell office:value-type="string">
            <text:p>MCC-SDMICRO/1</text:p>
          </table:table-cell>
          <table:table-cell table:style-name="ce7" office:value-type="string">
            <text:p>-</text:p>
          </table:table-cell>
          <table:table-cell office:value-type="currency" office:currency="UAH" office:value="7">
            <text:p>7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el.php?name=mcc-sdmicro_1">http://www.kosmodrom.com.ua/el.php?name=mcc-sdmicro_1</text:a></text:p>
          </table:table-cell>
          <table:table-cell office:value-type="string">
            <text:p>Держатель карты памяти</text:p>
          </table:table-cell>
          <table:table-cell table:formula="of:=[.C10]*[.D10]" office:value-type="currency" office:currency="UAH" office:value="7">
            <text:p>7,00 грн.</text:p>
          </table:table-cell>
          <table:table-cell table:number-columns-repeated="2"/>
        </table:table-row>
        <table:table-row table:style-name="ro3">
          <table:table-cell office:value-type="string">
            <text:p>SI2301BDS-T1-E3</text:p>
          </table:table-cell>
          <table:table-cell/>
          <table:table-cell office:value-type="currency" office:currency="UAH" office:value="1.5">
            <text:p>1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SI230">http://www.kosmodrom.com.ua/prodlist.php?page=0&amp;name=SI230</text:a></text:p>
          </table:table-cell>
          <table:table-cell office:value-type="string">
            <text:p>Транзистор биполярный</text:p>
          </table:table-cell>
          <table:table-cell table:formula="of:=[.C11]*[.D11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radiomarket.lg.ua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office:value-type="string">
            <text:p>T491B106K016AS</text:p>
          </table:table-cell>
          <table:table-cell office:value-type="string">
            <text:p>CASE B</text:p>
          </table:table-cell>
          <table:table-cell office:value-type="currency" office:currency="UAH" office:value="1.25">
            <text:p>1,25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radiomarket.lg.ua/product_info.php/cPath/334_340_356/products_id/20834">http://radiomarket.lg.ua/product_info.php/cPath/334_340_356/products_id/20834</text:a></text:p>
          </table:table-cell>
          <table:table-cell office:value-type="string">
            <text:p>Конденсатор, 10мкФ 10В</text:p>
          </table:table-cell>
          <table:table-cell table:formula="of:=[.C13]*[.D13]" office:value-type="currency" office:currency="UAH" office:value="1.25">
            <text:p>1,25 грн.</text:p>
          </table:table-cell>
          <table:table-cell table:number-columns-repeated="2"/>
        </table:table-row>
        <table:table-row table:style-name="ro3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5">http://radiomarket.lg.ua/product_info.php/cPath/334_665_683/products_id/4035</text:a></text:p>
          </table:table-cell>
          <table:table-cell office:value-type="string">
            <text:p>Резистор, 2.2к</text:p>
          </table:table-cell>
          <table:table-cell table:formula="of:=[.C14]*[.D14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7">http://radiomarket.lg.ua/product_info.php/cPath/334_665_683/products_id/4037</text:a></text:p>
          </table:table-cell>
          <table:table-cell office:value-type="string">
            <text:p>Резистор, 2.7к</text:p>
          </table:table-cell>
          <table:table-cell table:formula="of:=[.C15]*[.D15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4">http://radiomarket.lg.ua/product_info.php/cPath/334_665_683/products_id/4034</text:a></text:p>
          </table:table-cell>
          <table:table-cell office:value-type="string">
            <text:p>Резистор, 2.0к</text:p>
          </table:table-cell>
          <table:table-cell table:formula="of:=[.C16]*[.D16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07">http://radiomarket.lg.ua/product_info.php/cPath/334_665_683/products_id/4007</text:a> </text:p>
          </table:table-cell>
          <table:table-cell office:value-type="string">
            <text:p>Резистор, 150 Ом</text:p>
          </table:table-cell>
          <table:table-cell table:formula="of:=[.C17]*[.D17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table:style-name="ce13" office:value-type="string">
            <text:p><text:a xlink:href="http://radiomarket.lg.ua/product_info.php/cPath/334_665_683/products_id/4051">http://radiomarket.lg.ua/product_info.php/cPath/334_665_683/products_id/4051</text:a> </text:p>
          </table:table-cell>
          <table:table-cell office:value-type="string">
            <text:p>Резистор, 10к</text:p>
          </table:table-cell>
          <table:table-cell table:formula="of:=[.C18]*[.D18]" office:value-type="currency" office:currency="UAH" office:value="0.5">
            <text:p>0,50 грн.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3996">http://radiomarket.lg.ua/product_info.php/cPath/334_665_683/products_id/3996</text:a> </text:p>
          </table:table-cell>
          <table:table-cell office:value-type="string">
            <text:p>Резистор, 51 Ом(<text:span text:style-name="T1">нужно 50 1%</text:span>)</text:p>
          </table:table-cell>
          <table:table-cell table:formula="of:=[.C19]*[.D19]" office:value-type="currency" office:currency="UAH" office:value="0.5">
            <text:p>0,50 грн.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products_id/4019">http://radiomarket.lg.ua/product_info.php/products_id/4019</text:a></text:p>
          </table:table-cell>
          <table:table-cell office:value-type="string">
            <text:p>Резистор, 470</text:p>
          </table:table-cell>
          <table:table-cell table:formula="of:=[.C20]*[.D20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43">http://radiomarket.lg.ua/product_info.php/cPath/334_665_683/products_id/4043</text:a></text:p>
          </table:table-cell>
          <table:table-cell office:value-type="string">
            <text:p>Резистор, 4.7к</text:p>
          </table:table-cell>
          <table:table-cell table:formula="of:=[.C21]*[.D21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9">http://radiomarket.lg.ua/product_info.php/cPath/334_340_357/products_id/6699</text:a></text:p>
          </table:table-cell>
          <table:table-cell office:value-type="string">
            <text:p>Конденсатор 0.1 мкФ</text:p>
          </table:table-cell>
          <table:table-cell table:formula="of:=[.C22]*[.D22]" office:value-type="currency" office:currency="UAH" office:value="1">
            <text:p>1,00 грн.</text:p>
          </table:table-cell>
          <table:table-cell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1">http://radiomarket.lg.ua/product_info.php/cPath/334_340_357/products_id/6691</text:a></text:p>
          </table:table-cell>
          <table:table-cell office:value-type="string">
            <text:p>Конденсатор 0.01мкФ</text:p>
          </table:table-cell>
          <table:table-cell table:formula="of:=[.C23]*[.D23]" office:value-type="currency" office:currency="UAH" office:value="1">
            <text:p>1,0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40">http://radiomarket.lg.ua/product_info.php/cPath/334_340_357/products_id/6640</text:a></text:p>
          </table:table-cell>
          <table:table-cell office:value-type="string">
            <text:p>Конденсатор 20пФ(<text:span text:style-name="T1">нужно 18</text:span>)</text:p>
          </table:table-cell>
          <table:table-cell table:formula="of:=[.C24]*[.D24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table:style-name="ce13" office:value-type="string">
            <text:p><text:a xlink:href="http://radiomarket.lg.ua/product_info.php/products_id/6641">http://radiomarket.lg.ua/product_info.php/products_id/6641</text:a> </text:p>
          </table:table-cell>
          <table:table-cell office:value-type="string">
            <text:p>Конденсатор 22пФ</text:p>
          </table:table-cell>
          <table:table-cell table:formula="of:=[.C25]*[.D25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LM1117IDT-ADJ</text:p>
          </table:table-cell>
          <table:table-cell/>
          <table:table-cell office:value-type="currency" office:currency="UAH" office:value="6.3">
            <text:p>6,30 грн.</text:p>
          </table:table-cell>
          <table:table-cell table:style-name="ce3" office:value-type="float" office:value="1">
            <text:p>1</text:p>
          </table:table-cell>
          <table:table-cell office:value-type="string">
            <text:p><text:a xlink:href="http://radiomarket.lg.ua/product_info.php/products_id/12354">http://radiomarket.lg.ua/product_info.php/products_id/12354</text:a></text:p>
          </table:table-cell>
          <table:table-cell office:value-type="string">
            <text:p>Стабилизатор 3.3</text:p>
          </table:table-cell>
          <table:table-cell table:style-name="ce14" table:formula="of:=[.C26]*[.D26]" office:value-type="currency" office:currency="UAH" office:value="6.3">
            <text:p>6,30 грн.</text:p>
          </table:table-cell>
          <table:table-cell table:number-columns-repeated="2"/>
        </table:table-row>
        <table:table-row table:style-name="ro5">
          <table:table-cell table:style-name="ce4" office:value-type="string">
            <text:p>Курс $:</text:p>
          </table:table-cell>
          <table:table-cell table:style-name="ce8" office:value-type="float" office:value="8.1031">
            <text:p>8,1031</text:p>
          </table:table-cell>
          <table:table-cell/>
          <table:table-cell table:style-name="ce10"/>
          <table:table-cell table:number-columns-repeated="2"/>
          <table:table-cell table:style-name="ce15" table:formula="of:=SUM([.G3:.G26])" office:value-type="currency" office:currency="UAH" office:value="96.9077325">
            <text:p>96,91 грн.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table:style-name="ce5"/>
          <table:table-cell table:style-name="ce6" table:number-columns-repeated="5"/>
          <table:table-cell table:style-name="Default" table:number-columns-repeated="3"/>
        </table:table-row>
        <table:table-row table:style-name="ro1" table:number-rows-repeated="2">
          <table:table-cell table:style-name="ce6"/>
          <table:table-cell table:style-name="ce9"/>
          <table:table-cell table:style-name="ce6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09-15T22:37:09.71</dc:date>
    <meta:editing-duration>P1DT4H52M7S</meta:editing-duration>
    <meta:editing-cycles>37</meta:editing-cycles>
    <meta:generator>LibreOffice/3.5$Windows_x86 LibreOffice_project/165a79a-7059095-e13bb37-fef39a4-9503d18</meta:generator>
    <meta:document-statistic meta:table-count="3" meta:cell-count="184" meta:object-count="0"/>
  </office:meta>
</office:document-meta>
</file>